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Futura Book" svg:font-family="'Futura Book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Book" officeooo:rsid="001c9f79" officeooo:paragraph-rsid="001c9f79"/>
    </style:style>
    <style:style style:name="P2" style:family="paragraph" style:parent-style-name="Standard">
      <style:paragraph-properties fo:text-align="center" style:justify-single-word="false"/>
      <style:text-properties style:font-name="Futura Book" fo:font-style="italic" fo:font-weight="bold" officeooo:rsid="0029947a" officeooo:paragraph-rsid="0029947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utura Book" style:text-underline-style="none" fo:font-weight="bold" officeooo:rsid="0029947a" officeooo:paragraph-rsid="0029947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utura Book" style:text-underline-style="none" fo:font-weight="bold" officeooo:rsid="002e967e" officeooo:paragraph-rsid="002e967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utura Book" style:text-underline-style="none" fo:font-weight="normal" officeooo:rsid="0029947a" officeooo:paragraph-rsid="0029947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utura Book" style:text-underline-style="none" fo:font-weight="normal" officeooo:rsid="0029947a" officeooo:paragraph-rsid="0029947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utura Book" style:text-underline-style="none" fo:font-weight="normal" officeooo:rsid="002c982e" officeooo:paragraph-rsid="002c982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utura Book" style:text-underline-style="none" fo:font-weight="normal" officeooo:rsid="002e967e" officeooo:paragraph-rsid="002e967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utura Book" style:text-underline-style="none" fo:font-weight="normal" officeooo:rsid="002fe678" officeooo:paragraph-rsid="002fe678" style:font-weight-asian="normal" style:font-weight-complex="normal"/>
    </style:style>
    <style:style style:name="T1" style:family="text">
      <style:text-properties fo:color="#ffffff"/>
    </style:style>
    <style:style style:name="T2" style:family="text">
      <style:text-properties fo:color="#f79448"/>
    </style:style>
    <style:style style:name="T3" style:family="text">
      <style:text-properties fo:color="#ce181e"/>
    </style:style>
    <style:style style:name="T4" style:family="text">
      <style:text-properties fo:color="#ce181e" fo:font-size="13pt" fo:font-style="normal" officeooo:rsid="000c8418" style:font-size-asian="13pt" style:font-style-asian="normal" style:font-size-complex="13pt" style:font-style-complex="normal"/>
    </style:style>
    <style:style style:name="T5" style:family="text">
      <style:text-properties fo:color="#21409a"/>
    </style:style>
    <style:style style:name="T6" style:family="text">
      <style:text-properties fo:color="#006c3b"/>
    </style:style>
    <style:style style:name="T7" style:family="text">
      <style:text-properties fo:color="#1c3687"/>
    </style:style>
    <style:style style:name="T8" style:family="text">
      <style:text-properties fo:color="#1c3687" fo:font-size="13pt" fo:font-style="normal" officeooo:rsid="000c8418" style:font-size-asian="13pt" style:font-style-asian="normal" style:font-size-complex="13pt" style:font-style-complex="normal"/>
    </style:style>
    <style:style style:name="T9" style:family="text">
      <style:text-properties fo:color="#00864b"/>
    </style:style>
    <style:style style:name="T10" style:family="text">
      <style:text-properties fo:color="#00864b" fo:font-size="13pt" fo:font-style="normal" officeooo:rsid="000c8418" style:font-size-asian="13pt" style:font-style-asian="normal" style:font-size-complex="13pt" style:font-style-complex="normal"/>
    </style:style>
    <style:style style:name="T11" style:family="text">
      <style:text-properties fo:color="#00864b" officeooo:rsid="002e967e"/>
    </style:style>
    <style:style style:name="T12" style:family="text">
      <style:text-properties fo:color="#d4711a"/>
    </style:style>
    <style:style style:name="T13" style:family="text">
      <style:text-properties fo:color="#d99116"/>
    </style:style>
    <style:style style:name="T14" style:family="text">
      <style:text-properties fo:color="#d99116" officeooo:rsid="000ea5f3"/>
    </style:style>
    <style:style style:name="T15" style:family="text">
      <style:text-properties fo:color="#a09600" officeooo:rsid="000ea5f3"/>
    </style:style>
    <style:style style:name="T16" style:family="text">
      <style:text-properties fo:color="#512480"/>
    </style:style>
    <style:style style:name="T17" style:family="text">
      <style:text-properties fo:color="#512480" officeooo:rsid="000ea5f3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2e967e"/>
    </style:style>
    <style:style style:name="T21" style:family="text">
      <style:text-properties style:use-window-font-color="true" style:text-underline-style="solid" style:text-underline-width="auto" style:text-underline-color="font-color"/>
    </style:style>
    <style:style style:name="T22" style:family="text">
      <style:text-properties style:use-window-font-color="true" style:text-underline-style="solid" style:text-underline-width="auto" style:text-underline-color="font-color" officeooo:rsid="002e967e"/>
    </style:style>
    <style:style style:name="T23" style:family="text">
      <style:text-properties style:use-window-font-color="true" style:text-underline-style="solid" style:text-underline-width="auto" style:text-underline-color="font-color" officeooo:rsid="002fe678"/>
    </style:style>
    <style:style style:name="T24" style:family="text">
      <style:text-properties style:use-window-font-color="true" officeooo:rsid="002fe678"/>
    </style:style>
    <style:style style:name="T25" style:family="text">
      <style:text-properties fo:color="#5e8ac7" style:text-outline="false" fo:font-size="13pt" fo:font-style="normal" officeooo:rsid="000c8418" fo:background-color="transparent" loext:char-shading-value="0" style:font-size-asian="13pt" style:font-style-asian="normal" style:font-size-complex="13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Book!<text:line-break/>Changelog</text:p>
      <text:p text:style-name="P1"/>
      <text:p text:style-name="P1"/>
      <text:p text:style-name="P3">New Lines, New Flavors</text:p>
      <text:p text:style-name="P6">+ Added <text:span text:style-name="T21">Marina </text:span><text:span text:style-name="T22">Classics</text:span><text:span text:style-name="T19">;</text:span><text:span text:style-name="T5"> </text:span><text:span text:style-name="T19">sweet and desert flavors.</text:span></text:p>
      <text:p text:style-name="P6"><text:tab/>+ Added <text:span text:style-name="T2">Glazed</text:span>, <text:span text:style-name="T3">Strawberry</text:span>, and <text:span text:style-name="T3">Fr</text:span><text:span text:style-name="T5">ui</text:span><text:span text:style-name="T6">ty</text:span> <text:tab/><text:span text:style-name="T1">+</text:span> Doughnuts. As well as a new <text:span text:style-name="T3">Strawberry</text:span> <text:tab/><text:span text:style-name="T1">+</text:span> Marshmallow.</text:p>
      <text:p text:style-name="P6"/>
      <text:p text:style-name="P6">+ Added <text:span text:style-name="T18">Alternativ</text:span>; fruity, lightly mentholated flavors.</text:p>
      <text:p text:style-name="P6"><text:tab/>+ Added <text:span text:style-name="T17">Alpha</text:span>, <text:span text:style-name="T9">Beta</text:span>, <text:span text:style-name="T14">Iota</text:span><text:span text:style-name="T12">,</text:span> and <text:span text:style-name="T15">Omega</text:span> <text:tab/><text:span text:style-name="T1">+</text:span> flavors.</text:p>
      <text:p text:style-name="P6"/>
      <text:p text:style-name="P6">+ Added <text:span text:style-name="T18">Ruthless Rewind</text:span>; cereal flavors.</text:p>
      <text:p text:style-name="P6"><text:tab/>+ Added <text:span text:style-name="T4">Jacked</text:span>, <text:span text:style-name="T4">St</text:span><text:span text:style-name="T8">oo</text:span><text:span text:style-name="T10">ps</text:span>, and <text:span text:style-name="T25">Flake</text:span>.</text:p>
      <text:p text:style-name="P6"/>
      <text:p text:style-name="P7">+ Added <text:span text:style-name="T3">Lava Flow</text:span> <text:span text:style-name="T7">Ice</text:span> to <text:span text:style-name="T21">Naked Menthol</text:span><text:span text:style-name="T19">.</text:span></text:p>
      <text:p text:style-name="P7">+ Added French <text:span text:style-name="T13">Vanilla </text:span><text:span text:style-name="T19">to </text:span><text:span text:style-name="T21">Pink Spot</text:span><text:span text:style-name="T19">.</text:span></text:p>
      <text:p text:style-name="P7"><text:span text:style-name="T19">+ </text:span><text:span text:style-name="T20">Added </text:span><text:span text:style-name="T11">Cantaloupe</text:span><text:span text:style-name="T20"> Sherbet to </text:span><text:span text:style-name="T22">Zephyr</text:span><text:span text:style-name="T20">.</text:span></text:p>
      <text:p text:style-name="P9"><text:span text:style-name="T20">+ </text:span><text:span text:style-name="T19">Added </text:span><text:span text:style-name="T16">Grape Fizz</text:span><text:span text:style-name="T19"> </text:span><text:span text:style-name="T7">on Ice</text:span><text:span text:style-name="T19"> to </text:span><text:span text:style-name="T21">Ruthless.</text:span></text:p>
      <text:p text:style-name="P7"><text:span text:style-name="T20"/></text:p>
      <text:p text:style-name="P4"><text:span text:style-name="T19">Old Lines, Flavors, and Revisions</text:span></text:p>
      <text:p text:style-name="P8"><text:span text:style-name="T19">- Removed </text:span><text:span text:style-name="T21">Loyalty</text:span><text:span text:style-name="T19">; fruity and mentholated flavors.</text:span></text:p>
      <text:p text:style-name="P8"><text:span text:style-name="T19">- Removed </text:span><text:span text:style-name="T21">Orgnx</text:span><text:span text:style-name="T19">; fruity flavors.</text:span></text:p>
      <text:p text:style-name="P8"><text:span text:style-name="T19">- </text:span><text:span text:style-name="T24">Removed Strawberry Toast from Jam Monster.</text:span></text:p>
      <text:p text:style-name="P8"><text:span text:style-name="T24">- Removed Apple Pie from Milkman<text:line-break/>- Removed Banana Bomb and Juicy Fruity from </text:span><text:span text:style-name="T23">PNW.</text:span></text:p>
      <text:p text:style-name="P8"><text:span text:style-name="T24">- Removed Real Talk and On Point from </text:span><text:span text:style-name="T23">Drex Drips</text:span><text:span text:style-name="T24">.</text:span></text:p>
      <text:p text:style-name="P8"><text:span text:style-name="T24">- Removed Kookie Crunch from </text:span><text:span text:style-name="T23">Air Factory</text:span><text:span text:style-name="T24">.</text:span></text:p>
      <text:p text:style-name="P8"><text:span text:style-name="T24">- Removed Apple Kiwi from </text:span><text:span text:style-name="T23">Rounds</text:span><text:span text:style-name="T24">.</text:span></text:p>
      <text:p text:style-name="P8"><text:span text:style-name="T24">- Removed Sandy from </text:span><text:span text:style-name="T23">Silverback.</text:span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Futura Book" svg:font-family="'Futura Book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51:09.182000000</meta:creation-date>
    <dc:date>2019-06-25T19:46:48.504000000</dc:date>
    <meta:editing-duration>PT2H22M45S</meta:editing-duration>
    <meta:editing-cycles>12</meta:editing-cycles>
    <meta:generator>LibreOffice/6.0.4.2$Windows_X86_64 LibreOffice_project/9b0d9b32d5dcda91d2f1a96dc04c645c450872bf</meta:generator>
    <meta:print-date>2019-06-25T19:46:55.874000000</meta:print-date>
    <meta:document-statistic meta:table-count="0" meta:image-count="0" meta:object-count="0" meta:page-count="1" meta:paragraph-count="21" meta:word-count="155" meta:character-count="913" meta:non-whitespace-character-count="773"/>
  </office:meta>
</office:document-meta>
</file>